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cedenceQueryParserTokenManager.ReInit( Char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cedenceQueryParserTokenManager.jjCheckNAddStates( int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cedenceQueryParserTokenManager.PrecedenceQueryParserTokenManager( Char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QueryParserTokenManager.jjMoveStringLiteralDfa0_1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cedenceQueryParserTokenManager.setDebugStream( java . io . PrintStream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ecedenceQueryParserTokenManager.jjCheckNAddTwoStates( int state1 , int stat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ecedenceQueryParserTokenManager.jjFill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cedenceQueryParserTokenManager.jjMoveNfa_1( int startState , int curPos )</text:p>
          </table:table-cell>
          <table:table-cell office:value-type="float" office:value="38">
            <text:p text:style-name="Table_20_Contents">38</text:p>
          </table:table-cell>
          <table:table-cell office:value-type="float" office:value="46">
            <text:p text:style-name="Table_20_Contents">46</text:p>
          </table:table-cell>
          <table:table-cell office:value-type="float" office:value="118">
            <text:p text:style-name="Table_20_Contents">118</text:p>
          </table:table-cell>
        </table:table-row>
        <table:table-row>
          <table:table-cell office:value-type="string">
            <text:p text:style-name="Table_20_Contents">PrecedenceQueryParserTokenManager.jjStartNfaWithStates_3( int pos , int kind ,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cedenceQueryParserTokenManager.jjStartNfa_2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QueryParserTokenManager.jjMoveStringLiteralDfa1_2( long active0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ecedenceQueryParserTokenManager.jjStartNfaWithStates_1( int pos , int kind ,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cedenceQueryParserTokenManager.jjMoveNfa_3( int startState , int curPos )</text:p>
          </table:table-cell>
          <table:table-cell office:value-type="float" office:value="143">
            <text:p text:style-name="Table_20_Contents">143</text:p>
          </table:table-cell>
          <table:table-cell office:value-type="float" office:value="150">
            <text:p text:style-name="Table_20_Contents">150</text:p>
          </table:table-cell>
          <table:table-cell office:value-type="float" office:value="334">
            <text:p text:style-name="Table_20_Contents">334</text:p>
          </table:table-cell>
        </table:table-row>
        <table:table-row>
          <table:table-cell office:value-type="string">
            <text:p text:style-name="Table_20_Contents">PrecedenceQueryParserTokenManager.jjStartNfa_1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QueryParserTokenManager.PrecedenceQueryParserTokenManager( CharStream stream , int lex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cedenceQueryParserTokenManager.jjStopStringLiteralDfa_1( int pos , long active0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ecedenceQueryParserTokenManager.jjStopStringLiteralDfa_3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cedenceQueryParserTokenManager.jjMoveNfa_0( int startState , int curPos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2">
            <text:p text:style-name="Table_20_Contents">32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PrecedenceQueryParserTokenManager.jjStartNfa_3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QueryParserTokenManager.jjMoveNfa_2( int startState , int curPos )</text:p>
          </table:table-cell>
          <table:table-cell office:value-type="float" office:value="38">
            <text:p text:style-name="Table_20_Contents">38</text:p>
          </table:table-cell>
          <table:table-cell office:value-type="float" office:value="46">
            <text:p text:style-name="Table_20_Contents">46</text:p>
          </table:table-cell>
          <table:table-cell office:value-type="float" office:value="118">
            <text:p text:style-name="Table_20_Contents">118</text:p>
          </table:table-cell>
        </table:table-row>
        <table:table-row>
          <table:table-cell office:value-type="string">
            <text:p text:style-name="Table_20_Contents">PrecedenceQueryParserTokenManager.jjCheckNAdd(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cedenceQueryParserTokenManager.jjCanMove_0( int hiByte , int i1 , int i2 , long l1 , long l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cedenceQueryParserTokenManager.jjMoveStringLiteralDfa0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QueryParserTokenManager.jjMoveStringLiteralDfa1_1( long active0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ecedenceQueryParserTokenManager.jjAddStates(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cedenceQueryParserTokenManager.jjStopAtPos( int pos , int 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cedenceQueryParserTokenManager.ReInit( CharStream stream , int lex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cedenceQueryParserTokenManager.ReInitRoun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cedenceQueryParserTokenManager.getNextToken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2">
            <text:p text:style-name="Table_20_Contents">22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PrecedenceQueryParserTokenManager.jjCheckNAddStates(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cedenceQueryParserTokenManager.jjStartNfaWithStates_2( int pos , int kind ,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cedenceQueryParserTokenManager.SwitchTo( int lex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cedenceQueryParserTokenManager.jjMoveStringLiteralDfa0_2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cedenceQueryParserTokenManager.jjStopStringLiteralDfa_2( int pos , long active0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ecedenceQueryParserTokenManager.jjMoveStringLiteralDfa0_3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